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72ea" officeooo:paragraph-rsid="0012c89d"/>
    </style:style>
    <style:style style:name="P2" style:family="paragraph" style:parent-style-name="Standard">
      <style:paragraph-properties fo:text-align="justify" style:justify-single-word="false"/>
      <style:text-properties officeooo:rsid="000472ea" officeooo:paragraph-rsid="0013bdac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472ea" officeooo:paragraph-rsid="0012c89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1pt" officeooo:rsid="000496bd" officeooo:paragraph-rsid="0012c89d" style:font-size-asian="11pt" style:font-size-complex="11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1pt" officeooo:rsid="000496bd" officeooo:paragraph-rsid="0012c89d" style:font-size-asian="9.60000038146973pt" style:font-size-complex="11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1pt" officeooo:rsid="000496bd" officeooo:paragraph-rsid="00141e1a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officeooo:rsid="000534b6" officeooo:paragraph-rsid="0012c89d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officeooo:rsid="000534b6" officeooo:paragraph-rsid="0016b63a" style:font-size-asian="9.60000038146973pt" style:font-size-complex="11pt"/>
    </style:style>
    <style:style style:name="P9" style:family="paragraph" style:parent-style-name="Standard" style:list-style-name="L1">
      <style:paragraph-properties fo:text-align="justify" style:justify-single-word="false"/>
      <style:text-properties officeooo:paragraph-rsid="0012c89d"/>
    </style:style>
    <style:style style:name="P10" style:family="paragraph" style:parent-style-name="Standard" style:list-style-name="L1">
      <style:paragraph-properties fo:text-align="justify" style:justify-single-word="false"/>
      <style:text-properties officeooo:paragraph-rsid="00179468"/>
    </style:style>
    <style:style style:name="P11" style:family="paragraph" style:parent-style-name="Standard">
      <style:paragraph-properties fo:text-align="justify" style:justify-single-word="false"/>
      <style:text-properties officeooo:rsid="000534b6" officeooo:paragraph-rsid="0016b63a"/>
    </style:style>
    <style:style style:name="T1" style:family="text">
      <style:text-properties officeooo:rsid="00088715"/>
    </style:style>
    <style:style style:name="T2" style:family="text">
      <style:text-properties officeooo:rsid="0006d8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496bd" style:font-weight-asian="bold" style:font-weight-complex="bold"/>
    </style:style>
    <style:style style:name="T5" style:family="text">
      <style:text-properties fo:font-size="11pt" officeooo:rsid="000496bd" style:font-size-asian="11pt" style:font-size-complex="11pt"/>
    </style:style>
    <style:style style:name="T6" style:family="text">
      <style:text-properties fo:font-size="11pt" officeooo:rsid="0013bdac" style:font-size-asian="11pt" style:font-size-complex="11pt"/>
    </style:style>
    <style:style style:name="T7" style:family="text">
      <style:text-properties fo:font-size="11pt" officeooo:rsid="00008a70" style:font-size-asian="9.60000038146973pt" style:font-size-complex="11pt"/>
    </style:style>
    <style:style style:name="T8" style:family="text">
      <style:text-properties fo:font-size="11pt" officeooo:rsid="000c8cd7" style:font-size-asian="9.60000038146973pt" style:font-size-complex="11pt"/>
    </style:style>
    <style:style style:name="T9" style:family="text">
      <style:text-properties fo:font-size="11pt" officeooo:rsid="000496bd" style:font-size-asian="9.60000038146973pt" style:font-size-complex="11pt"/>
    </style:style>
    <style:style style:name="T10" style:family="text">
      <style:text-properties fo:font-size="11pt" officeooo:rsid="000534b6" style:font-size-asian="9.60000038146973pt" style:font-size-complex="11pt"/>
    </style:style>
    <style:style style:name="T11" style:family="text">
      <style:text-properties fo:font-size="11pt" officeooo:rsid="000c1298" style:font-size-asian="9.60000038146973pt" style:font-size-complex="11pt"/>
    </style:style>
    <style:style style:name="T12" style:family="text">
      <style:text-properties fo:font-size="11pt" officeooo:rsid="0013bdac" style:font-size-asian="9.60000038146973pt" style:font-size-complex="11pt"/>
    </style:style>
    <style:style style:name="T13" style:family="text">
      <style:text-properties fo:font-size="11pt" officeooo:rsid="00141e1a" style:font-size-asian="9.60000038146973pt" style:font-size-complex="11pt"/>
    </style:style>
    <style:style style:name="T14" style:family="text">
      <style:text-properties fo:font-size="11pt" officeooo:rsid="0016b63a" style:font-size-asian="9.60000038146973pt" style:font-size-complex="11pt"/>
    </style:style>
    <style:style style:name="T15" style:family="text">
      <style:text-properties fo:font-size="11pt" officeooo:rsid="00179468" style:font-size-asian="9.60000038146973pt" style:font-size-complex="11pt"/>
    </style:style>
    <style:style style:name="T16" style:family="text">
      <style:text-properties officeooo:rsid="000496bd"/>
    </style:style>
    <style:style style:name="T17" style:family="text">
      <style:text-properties officeooo:rsid="00133552"/>
    </style:style>
    <style:style style:name="T18" style:family="text">
      <style:text-properties officeooo:rsid="0013bdac"/>
    </style:style>
    <style:style style:name="T19" style:family="text">
      <style:text-properties officeooo:rsid="00141e1a"/>
    </style:style>
    <style:style style:name="T20" style:family="text">
      <style:text-properties officeooo:rsid="001514c6"/>
    </style:style>
    <style:style style:name="T21" style:family="text">
      <style:text-properties officeooo:rsid="0016b6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ción del Juego de Prueba<text:span text:style-name="T1">s</text:span> <text:span text:style-name="T2">de la clase '</text:span><text:span text:style-name="T17">controladorTexto.</text:span><text:span text:style-name="T2">java'</text:span></text:p>
      <text:p text:style-name="P1"/>
      <text:p text:style-name="P1"/>
      <text:p text:style-name="P1">• <text:span text:style-name="T3">Obj</text:span><text:span text:style-name="T4">eto de la prueba: </text:span><text:span text:style-name="T5">Este juego de pruebas engloba la </text:span><text:span text:style-name="T6">controladorTexto</text:span><text:span text:style-name="T5">.</text:span></text:p>
      <text:p text:style-name="P4">Dicha clase representa un <text:span text:style-name="T18">controladorTexto</text:span>. Su uso se basa en tener <text:span text:style-name="T18">un controlador para manejar los textos</text:span>, ya sea para consultarlo o para su modificación.</text:p>
      <text:p text:style-name="P1"/>
      <text:p text:style-name="P1">• <text:span text:style-name="T3">Otros elementos integrados en la prueba:</text:span><text:span text:style-name="T16"> </text:span><text:span text:style-name="T7">Se ha crado el archivo de compilación y ejecución 'Makefile'. Con sólo teclear 'make' se compilará y ejecutará la clase </text:span><text:span text:style-name="T8">con</text:span><text:span text:style-name="T7"> el juego de pruebas.</text:span></text:p>
      <text:p text:style-name="P1"/>
      <text:p text:style-name="P2">• <text:span text:style-name="T3">Drivers:</text:span> <text:span text:style-name="T9">Se ha creado el driver “driver</text:span><text:span text:style-name="T12">C</text:span><text:span text:style-name="T6">ontroladorTexto</text:span><text:span text:style-name="T9">.java” para probar el correcto funcionamiento de la clase. En él </text:span><text:span text:style-name="T10">se ha</text:span><text:span text:style-name="T9"> creado la función 'main' para que se prueben todas </text:span><text:span text:style-name="T11">sus </text:span><text:span text:style-name="T9">funcionalidades. Cuando se ejecuta el driver, salen enumeradas todos los métodos que te permite hacer la clase.</text:span></text:p>
      <text:p text:style-name="P1"/>
      <text:p text:style-name="P1">• <text:span text:style-name="T3">Stubs:</text:span> <text:span text:style-name="T9">No </text:span><text:span text:style-name="T10">se han</text:span><text:span text:style-name="T9"> creado stubs para esta clase.</text:span></text:p>
      <text:p text:style-name="P1"/>
      <text:p text:style-name="P1">• <text:span text:style-name="T3">Fichero de datos necesario:</text:span><text:span text:style-name="T16"> </text:span><text:span text:style-name="T9">En el archivo “driver</text:span><text:span text:style-name="T12">ControladorTexto</text:span><text:span text:style-name="T9">.in” están los datos necesarios para probar la clase desde un archivo. En éste se prueban que todas las funcionalidades de la clase funcionen correctamente. En el código </text:span><text:span text:style-name="T10">se han</text:span><text:span text:style-name="T9"> puesto excepciones de posibles errores, que informaran de ellos si es debido el caso.</text:span></text:p>
      <text:p text:style-name="P1"/>
      <text:p text:style-name="P1">•<text:span text:style-name="T3"> Valores estudiados:</text:span><text:span text:style-name="T16"> </text:span><text:span text:style-name="T9">Básicamente </text:span><text:span text:style-name="T10">se han</text:span><text:span text:style-name="T9"> puesto valores aleatorios para hacer la prueba de esta clase. </text:span></text:p>
      <text:list xml:id="list562606661" text:style-name="L1">
        <text:list-item>
          <text:p text:style-name="P9"><text:span text:style-name="T9">La primera funcionalidad es la de crear un </text:span><text:span text:style-name="T13">controlador de texto por defecto, por lo tanto no necesia parametros.</text:span></text:p>
        </text:list-item>
        <text:list-item>
          <text:p text:style-name="P9"><text:span text:style-name="T9">La segunda funcionalidad la de </text:span><text:span text:style-name="T13">realizar una accion con un texto, para eso se pasa un 'String' con la accion que se quiere hacer y si la accion es crear, entonces hace falta un segundo parametro que indique el nombre del archivo. </text:span></text:p>
          <text:p text:style-name="P10"><text:span text:style-name="T15">Cuando la accion es abrir,editar o seleccionar, se abrira una ventana des de la cual podras navegar por el ordenador hasta llegar hasta el texto, que quieres</text:span></text:p>
        </text:list-item>
        <text:list-item>
          <text:p text:style-name="P5">La tercera fun<text:span text:style-name="T19">cio</text:span>nalidad es la de <text:span text:style-name="T19">leer el par de letras de un texto, para este metodo los parametros són una estadistica a la cual queremos añadir las estadisticas y un alfabeto, con el qual comprobaremos si para cada letra que nos entra, esta o no en el alfabeto. Para nuestro juego de pruebas hemos declarado una estadisticas de mida 4, un alfabeto = {a,b,c} y los textos estan en /Documentacion/Textos.</text:span></text:p>
        </text:list-item>
        <text:list-item>
          <text:p text:style-name="P5"><text:bookmark-start text:name="__DdeLink__163_1833801413"/>La cuarta funcionalidad es la de <text:span text:style-name="T19">devolver la ruta del texto que estamos utilizando, por lo tanto no hay parametros para este metodo</text:span><text:bookmark-end text:name="__DdeLink__163_1833801413"/><text:span text:style-name="T19">.</text:span></text:p>
        </text:list-item>
        <text:list-item>
          <text:p text:style-name="P6"><text:span text:style-name="T19">La quinta funcionalidad es la de devolver </text:span><text:span text:style-name="T20">el </text:span><text:span text:style-name="T19">titulo del texto que estamos utilizando, por lo tanto no hay parametros para este metodo</text:span></text:p>
        </text:list-item>
        <text:list-item>
          <text:p text:style-name="P6"><text:span text:style-name="T19">La sexta funcionalidad es la de devolver </text:span><text:span text:style-name="T20">el idioma </text:span><text:span text:style-name="T19">del texto que estamos utilizando, por lo tanto no hay parametros para este metodo</text:span></text:p>
        </text:list-item>
      </text:list>
      <text:p text:style-name="P1"/>
      <text:p text:style-name="P1">•<text:span text:style-name="T3"> Operativa:</text:span> <text:span text:style-name="T10">El funcionamiento del ejecutable se basa en la repetida introducción de números y seguidamente de los datos con los que se quieran operar. Cuando se ejecuta, </text:span><text:span text:style-name="T11">aparecen</text:span><text:span text:style-name="T10"> por pantalla todos los métodos de la clase: </text:span></text:p>
      <text:p text:style-name="P7"/>
      <text:p text:style-name="P7">Elige una opicion:</text:p>
      <text:p text:style-name="P8"><text:s text:c="9"/><text:span text:style-name="T21">System.out.println("Elige una opicion:");</text:span></text:p>
      <text:p text:style-name="P8"><text:span text:style-name="T21"><text:s text:c="16"/>1) controladorTexto()");</text:span></text:p>
      <text:p text:style-name="P8"><text:span text:style-name="T21"><text:s text:c="16"/>2) realizarAccion(String accion,String nombre)");</text:span></text:p>
      <text:p text:style-name="P8"><text:span text:style-name="T21"><text:s text:c="16"/>3) leerParDeLetras(estadisticas e,alfabeto c)");</text:span></text:p>
      <text:p text:style-name="P8"><text:span text:style-name="T21"><text:s text:c="16"/>4) getRuta()");</text:span></text:p>
      <text:p text:style-name="P8"><text:span text:style-name="T21"><text:s text:c="16"/>5) getTitulo()");</text:span></text:p>
      <text:p text:style-name="P8"><text:soft-page-break/><text:span text:style-name="T21"><text:s text:c="16"/>6) getIdioma()");</text:span></text:p>
      <text:p text:style-name="P11"><text:span text:style-name="T14"><text:s text:c="16"/>0) salir"),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5-08T14:35:54</meta:creation-date>
    <dc:date>2014-05-08T15:15:48</dc:date>
    <meta:editing-duration>PT39M13S</meta:editing-duration>
    <meta:editing-cycles>7</meta:editing-cycles>
    <meta:generator>LibreOffice/3.6$Linux_x86 LibreOffice_project/360m1$Build-304</meta:generator>
    <meta:document-statistic meta:table-count="0" meta:image-count="0" meta:object-count="0" meta:page-count="2" meta:paragraph-count="25" meta:word-count="499" meta:character-count="3149" meta:non-whitespace-character-count="2558"/>
  </office:meta>
</office:document-meta>
</file>